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2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VILLEGAS DIAZ, DIANA ELEAN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DIAZ SILVA DE VILLEGAS, DIANA GABY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3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VILLEGAS DIAZ, DIANA ELEAN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2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2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4070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2T23:06:3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